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/>
      <text:p text:style-name="Preformatted_20_Text">3) Instrumentation, Targets, and Observations <text:s/></text:p>
      <text:p text:style-name="Preformatted_20_Text">CARMA - Receivers, configurations, table of properties, sensitivity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IUE vs Hubble</text:p>
      <text:p text:style-name="Preformatted_20_Text">HST data for arcturus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  <text:p text:style-name="Preformatted_20_Text">Derivation of analytical advection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06T11:37:58</dc:date>
    <dc:creator>eamon </dc:creator>
    <meta:generator>OpenOffice.org/3.2$Linux OpenOffice.org_project/320m12$Build-9483</meta:generator>
    <meta:editing-duration>PT07H47M01S</meta:editing-duration>
    <meta:editing-cycles>29</meta:editing-cycles>
    <meta:document-statistic meta:table-count="0" meta:image-count="0" meta:object-count="0" meta:page-count="1" meta:paragraph-count="55" meta:word-count="334" meta:character-count="2153"/>
  </office:meta>
</office:document-meta>
</file>